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officeooo:paragraph-rsid="001a3044"/>
    </style:style>
    <style:style style:name="T1" style:family="text">
      <style:text-properties officeooo:rsid="001a3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te d'un apprenant efficace</text:p>
      <text:p text:style-name="Standard"/>
      <text:p text:style-name="Standard"/>
      <text:p text:style-name="Text_20_body"><text:span text:style-name="Emphasis"><text:span text:style-name="T1">1.</text:span></text:span><text:span text:style-name="Emphasis"> Je m’engage à </text:span><text:span text:style-name="Emphasis"><text:span text:style-name="T1">poser des questions lorsque je n'ai pas compris les notions d'un cours, à les noter, les travailler et les mettre en pratique pour mieux les comprendre</text:span></text:span></text:p>
      <text:p text:style-name="Text_20_body"><text:span text:style-name="Emphasis"><text:span text:style-name="T1">2</text:span></text:span><text:span text:style-name="Emphasis">. Je m’engage à </text:span><text:span text:style-name="Emphasis"><text:span text:style-name="T1">chercher des solutions par moi-même et à trouver diverses sources afin de recouper les informations rencontrées</text:span></text:span></text:p>
      <text:p text:style-name="P2"><text:span text:style-name="Emphasis"><text:span text:style-name="T1">3. Je m'engage à trouver des tutoriels et des mises en pratiques en ligne afin de mieux comprendre les notions et les les mettre en pratique</text:span></text:span></text:p>
      <text:p text:style-name="P2"><text:span text:style-name="Emphasis"><text:span text:style-name="T1">4. Je m'engage à maintenir une veille sur les langages et les technologies rencontrées ainsi que sur le secteur professionnel que je vise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8:43:22.848857751</meta:creation-date>
    <dc:date>2016-03-15T18:52:00.757340744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103" meta:character-count="603" meta:non-whitespace-character-count="505"/>
  </office:meta>
</office:document-meta>
</file>